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300.25pt"/>
    </style:style>
    <style:style style:name="co4" style:family="table-column">
      <style:table-column-properties fo:break-before="auto" style:column-width="116.79pt"/>
    </style:style>
    <style:style style:name="co5" style:family="table-column">
      <style:table-column-properties fo:break-before="auto" style:column-width="396.9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mu_front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Generic 0805 capacitor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2, C3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Generic 0805 capacito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Generic 0805 capacit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apacitor_Tantalum_SMD:CP_EIA-6032-28_Kemet-C_Pad2.25x2.35mm_HandSold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293d226x9020c2te3/tantalove-kondenzatory-smd/vishay/</text:p>
          </table:table-cell>
          <table:table-cell office:value-type="string" calcext:value-type="string">
            <text:p>Used 22u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6, C7, C8, 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Generic 0805 capacit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9, 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Generic 0805 capacit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2, C13</text:p>
          </table:table-cell>
          <table:table-cell office:value-type="string" calcext:value-type="string">
            <text:p>470u</text:p>
          </table:table-cell>
          <table:table-cell office:value-type="string" calcext:value-type="string">
            <text:p>Capacitor_THT:CP_Radial_D6.3mm_P2.50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uvz1a471med/elektrolyticke-kondenzatory-tht-105degc/nichicon/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340</text:p>
          </table:table-cell>
          <table:table-cell office:value-type="string" calcext:value-type="string">
            <text:p>Diode_SMD:D_SMB_Handsoldering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Vishay-General-Semiconductor/B340LB-E3-52T?qs=tdXsjSi%2FIMZEHfEq4aYlKg%3D%3D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D2, D3, D4, D5, D6, D7, D8, D9, D1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Any color you lik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1, D12, D13</text:p>
          </table:table-cell>
          <table:table-cell office:value-type="string" calcext:value-type="string">
            <text:p>LL4148</text:p>
          </table:table-cell>
          <table:table-cell office:value-type="string" calcext:value-type="string">
            <text:p>Diode_SMD:D_MiniMELF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Any color you lik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1, H2, H3, H4, H5, H6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3.2mm_M3_Pad</text:p>
          </table:table-cell>
          <table:table-cell table:number-columns-repeated="2" office:value-type="string" calcext:value-type="string">
            <text:p>DNP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PinHeader_2.54mm:PinHeader_2x08_P2.54mm_Vertical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receptacl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receptacl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Bourns_SRP7028A_7.3x6.6mm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Bourns/SRP7028A-330M/?qs=%2Fha2pyFaduil11jNqxHWw8lA504GUbO8Z1s678umeCs%3D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D1, LED2, LED3, LED4, LED5, LED6, LED7, LED8, LED9</text:p>
          </table:table-cell>
          <table:table-cell office:value-type="string" calcext:value-type="string">
            <text:p>DISP_LTP3786</text:p>
          </table:table-cell>
          <table:table-cell office:value-type="string" calcext:value-type="string">
            <text:p>j_lib:DISP_LED_18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ltp-3786e/dvojmiestne-led-displeje/liteon/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1, Q2, Q3, Q4, Q5, Q6</text:p>
          </table:table-cell>
          <table:table-cell office:value-type="string" calcext:value-type="string">
            <text:p>IRLML64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irlml5203trpbf/tranzistory-s-kanalom-p-smd/infineon-technologies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, R2, R3, R4, 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Generic 0805 resisto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Generic 0805 resisto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7, R8, R9, R10, R11, R12, R13, R14, R1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Generic 0805 resisto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6, R17, R18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Generic 0805 resisto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Rotary_Encoder</text:p>
          </table:table-cell>
          <table:table-cell office:value-type="string" calcext:value-type="string">
            <text:p>Rotary_Encoder:RotaryEncoder_Alps_EC12E_Vertical_H20mm_CircularMountingHoles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Bourns/PEC12R-4220F-N0024/?qs=Zq5ylnUbLm5A%252BWQs5Q2ZbQ%3D%3D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W2, SW3, SW4, SW5, SW6, SW7, SW8, SW9, SW10, SW11, SW12, SW13, SW14, SW15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j_lib:MQ_6450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Search/Refine?Keyword=marquardt+645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PS5420D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Texas-Instruments/TPS5420DR/?qs=quKhnJqH4Fh76xi%252BV1pdZQ%3D%3D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mc74hc14adg/cleny-invertory/on-semiconductor/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CP23S17_SO</text:p>
          </table:table-cell>
          <table:table-cell office:value-type="string" calcext:value-type="string">
            <text:p>Package_SO:SOIC-28W_7.5x17.9mm_P1.27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mcp23s17-e_so/multiplexory-a-analogove-prepinace/microchip-technology/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6, U7, U8</text:p>
          </table:table-cell>
          <table:table-cell office:value-type="string" calcext:value-type="string">
            <text:p>STP16CP05</text:p>
          </table:table-cell>
          <table:table-cell office:value-type="string" calcext:value-type="string">
            <text:p>Package_SO:SSOP-24_3.9x8.7mm_P0.635mm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STMicroelectronics/STP16CP05TTR?qs=%252BFmDY%2FmH7IYvcBEvWgB%2FVQ%3D%3D</text:p>
          </table:table-cell>
          <table:table-cell office:value-type="string" calcext:value-type="string">
            <text:p>Alternative – https://www.tme.eu/sk/details/sct2024cssg/drivery-led/starchips-technology/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Package_SO:SO-16_3.9x9.9mm_P1.27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74hc138d.652/dekodery-multiplexory-spinace/nexperia/</text:p>
          </table:table-cell>
          <table:table-cell/>
        </table:table-row>
        <table:table-row table:style-name="ro1" table:number-rows-repeated="104854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4">00/00/0000</text:date>, <text:time style:data-style-name="N2" text:time-value="01:47:07.0559106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8-14T01:47:21.395200847</dc:date>
    <meta:editing-duration>PT30M19S</meta:editing-duration>
    <meta:editing-cycles>10</meta:editing-cycles>
    <meta:document-statistic meta:table-count="1" meta:cell-count="199" meta:object-count="0"/>
  </office:meta>
</office:document-meta>
</file>